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fo:min-height="3.506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771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771cm"/>
      <style:paragraph-properties style:writing-mode="lr-tb"/>
    </style:style>
    <style:style style:name="pr7" style:family="presentation" style:parent-style-name="Blue_5f_Curve1-outline1">
      <style:graphic-properties fo:min-height="11.929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margin-top="0.5cm" fo:margin-bottom="0cm"/>
      <style:text-properties fo:font-size="24pt" style:font-size-asian="24pt" style:font-size-complex="24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margin-top="0.5cm" fo:margin-bottom="0cm"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1.4 Introduction to Linu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user-transformed="true">
          <draw:text-box>
            <text:p>Operating system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ftware that runs the machine</text:p>
                <text:list>
                  <text:list-item>
                    <text:p>Manages processes and other programs</text:p>
                  </text:list-item>
                  <text:list-item>
                    <text:p>Communicates with hardware</text:p>
                  </text:list-item>
                  <text:list-item>
                    <text:p>Hides the detai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Popular operating systems</text:p>
          </draw:text-box>
        </draw:frame>
        <draw:frame presentation:style-name="pr7" draw:layer="layout" svg:width="8.382cm" svg:height="12.179cm" svg:x="1.016cm" svg:y="4.914cm" presentation:class="outline" presentation:user-transformed="true">
          <draw:text-box>
            <text:list text:style-name="L2">
              <text:list-header>
                <text:p>Windows</text:p>
              </text:list-header>
              <text:list-item>
                <text:p>Desktops PCs</text:p>
              </text:list-item>
              <text:list-item>
                <text:p>Laptop PCs</text:p>
              </text:list-item>
              <text:list-item>
                <text:p>Servers</text:p>
              </text:list-item>
            </text:list>
          </draw:text-box>
        </draw:frame>
        <draw:frame presentation:style-name="pr7" draw:layer="layout" svg:width="7.998cm" svg:height="12.179cm" svg:x="9.906cm" svg:y="4.839cm" presentation:class="outline" presentation:user-transformed="true">
          <draw:text-box>
            <text:list text:style-name="L2">
              <text:list-header>
                <text:p>MacOS/iOS</text:p>
              </text:list-header>
              <text:list-item>
                <text:p>Desktop PCs</text:p>
              </text:list-item>
              <text:list-item>
                <text:p>Laptop PCs</text:p>
              </text:list-item>
              <text:list-item>
                <text:p>iPhone</text:p>
              </text:list-item>
            </text:list>
          </draw:text-box>
        </draw:frame>
        <draw:frame presentation:style-name="pr7" draw:layer="layout" svg:width="7.998cm" svg:height="12.179cm" svg:x="18.542cm" svg:y="4.839cm" presentation:class="outline" presentation:user-transformed="true">
          <draw:text-box>
            <text:list text:style-name="L2">
              <text:list-header>
                <text:p>Linux</text:p>
              </text:list-header>
              <text:list-item>
                <text:p><text:span text:style-name="T1">Desktop PCs</text:span></text:p>
              </text:list-item>
              <text:list-item>
                <text:p><text:span text:style-name="T1">Laptop PCs</text:span></text:p>
              </text:list-item>
              <text:list-item>
                <text:p><text:span text:style-name="T1">Android Phones</text:span></text:p>
              </text:list-item>
              <text:list-item>
                <text:p><text:span text:style-name="T1">Networking </text:span><text:span text:style-name="T1">hardware</text:span></text:p>
              </text:list-item>
              <text:list-item>
                <text:p><text:span text:style-name="T1">Embedded </text:span><text:span text:style-name="T1">devices</text:span></text:p>
              </text:list-item>
              <text:list-item>
                <text:p><text:span text:style-name="T1">IoT devices</text:span></text:p>
              </text:list-item>
            </text:list>
          </draw:text-box>
        </draw:frame>
        <presentation:notes draw:style-name="dp1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Graphical User Interface (GUI)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Easy to learn/user friendly</text:p>
              </text:list-item>
              <text:list-item>
                <text:p>Rearrangeable components</text:p>
                <text:list>
                  <text:list-item>
                    <text:p>Location of icons</text:p>
                  </text:list-item>
                  <text:list-item>
                    <text:p>Colors</text:p>
                  </text:list-item>
                </text:list>
              </text:list-item>
              <text:list-item>
                <text:p>Changes frequently</text:p>
                <text:list>
                  <text:list-item>
                    <text:p>Developers want to make things look new and shiny</text:p>
                  </text:list-item>
                </text:list>
              </text:list-item>
              <text:list-item>
                <text:p>Icons have pre-assigned functions</text:p>
              </text:list-item>
              <text:list-item>
                <text:p>Higher system requireme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ommand-Line Interface (CLI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Need to learn before use</text:p>
              </text:list-item>
              <text:list-item>
                <text:p>Highly customizable functionality</text:p>
                <text:list>
                  <text:list-item>
                    <text:p>You can tell the tool to work just how you want</text:p>
                  </text:list-item>
                </text:list>
              </text:list-item>
              <text:list-item>
                <text:p>Rarely changes</text:p>
              </text:list-item>
              <text:list-item>
                <text:p>Minimal system resources</text:p>
              </text:list-item>
              <text:list-item>
                <text:p>Easier remote contro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Getting around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3"><text:span text:style-name="T1">Command</text:span><text:span text:style-name="T1"><text:tab/></text:span><text:span text:style-name="T1"><text:tab/></text:span><text:span text:style-name="T1">Description</text:span><text:span text:style-name="T1"><text:tab/></text:span><text:span text:style-name="T1"><text:tab/></text:span><text:span text:style-name="T1"><text:tab/></text:span><text:span text:style-name="T1"><text:tab/></text:span><text:span text:style-name="T1">Example</text:span></text:p>
              </text:list-header>
              <text:list-item>
                <text:p text:style-name="P3"><text:span text:style-name="T1">cd 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hange directory</text:span><text:span text:style-name="T1"><text:tab/></text:span><text:span text:style-name="T1"><text:tab/></text:span><text:span text:style-name="T1"><text:tab/></text:span><text:span text:style-name="T1">cd </text:span><text:span text:style-name="T1">Documents</text:span></text:p>
              </text:list-item>
              <text:list-item>
                <text:p text:style-name="P4"><text:span text:style-name="T1">ls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list contents</text:span><text:span text:style-name="T1"><text:tab/></text:span></text:p>
              </text:list-item>
              <text:list-item>
                <text:p text:style-name="P3"><text:span text:style-name="T1">pwd</text:span><text:span text:style-name="T1"><text:tab/></text:span><text:span text:style-name="T1"><text:tab/></text:span><text:span text:style-name="T1"><text:tab/></text:span><text:span text:style-name="T1"><text:tab/></text:span><text:span text:style-name="T1">current directory </text:span><text:span text:style-name="T1">path</text:span></text:p>
              </text:list-item>
              <text:list-item>
                <text:p text:style-name="P3"><text:span text:style-name="T1">nano</text:span><text:span text:style-name="T1"><text:tab/></text:span><text:span text:style-name="T1"><text:tab/></text:span><text:span text:style-name="T1"><text:tab/></text:span><text:span text:style-name="T1"><text:tab/></text:span><text:span text:style-name="T1">file editor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nano myfile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Type something, </text:span><text:span text:style-name="T1">CTRL+x to quit, y </text:span><text:span text:style-name="T1">to save)</text:span></text:p>
              </text:list-item>
              <text:list-item>
                <text:p text:style-name="P3"><text:span text:style-name="T1">cat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display file</text:span><text:span text:style-name="T1"><text:tab/></text:span><text:span text:style-name="T1"><text:tab/></text:span><text:span text:style-name="T1"><text:tab/></text:span><text:span text:style-name="T1"><text:tab/></text:span><text:span text:style-name="T1">cat myfile</text:span></text:p>
              </text:list-item>
              <text:list-item>
                <text:p text:style-name="P3"><text:span text:style-name="T1">man</text:span><text:span text:style-name="T1"><text:tab/></text:span><text:span text:style-name="T1"><text:tab/></text:span><text:span text:style-name="T1"><text:tab/></text:span><text:span text:style-name="T1"><text:tab/></text:span><text:span text:style-name="T1">help file (manual)</text:span><text:span text:style-name="T1"><text:tab/></text:span><text:span text:style-name="T1"><text:tab/></text:span><text:span text:style-name="T1">man ls</text:span><text:span text:style-name="T1"><text:line-break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(scroll around with </text:span><text:span text:style-name="T1">cursor keys, q to </text:span><text:span text:style-name="T1">exit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ore commands</text:p>
          </draw:text-box>
        </draw:frame>
        <draw:frame presentation:style-name="pr7" draw:text-style-name="P3" draw:layer="layout" svg:width="25.199cm" svg:height="12.179cm" svg:x="1.4cm" svg:y="4.914cm" presentation:class="outline">
          <draw:text-box>
            <text:list text:style-name="L2">
              <text:list-header>
                <text:p text:style-name="P4"><text:span text:style-name="T1">Command</text:span><text:span text:style-name="T1"><text:tab/></text:span><text:span text:style-name="T1"><text:tab/></text:span><text:span text:style-name="T1">Description</text:span><text:span text:style-name="T1"><text:tab/></text:span><text:span text:style-name="T1"><text:tab/></text:span><text:span text:style-name="T1"><text:tab/></text:span><text:span text:style-name="T1"><text:tab/></text:span><text:span text:style-name="T1">Example</text:span></text:p>
              </text:list-header>
              <text:list-item>
                <text:p text:style-name="P4"><text:span text:style-name="T1">cp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opy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cp myfile </text:span><text:span text:style-name="T1">mycopyfile</text:span></text:p>
              </text:list-item>
              <text:list-item>
                <text:p text:style-name="P4"><text:span text:style-name="T1">rm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remove (delete)</text:span><text:span text:style-name="T1"><text:tab/></text:span><text:span text:style-name="T1"><text:tab/></text:span><text:span text:style-name="T1"><text:tab/></text:span><text:span text:style-name="T1">rm </text:span><text:span text:style-name="T1">mycopyfile</text:span></text:p>
              </text:list-item>
              <text:list-item>
                <text:p text:style-name="P4"><text:span text:style-name="T1">mkdir</text:span><text:span text:style-name="T1"><text:tab/></text:span><text:span text:style-name="T1"><text:tab/></text:span><text:span text:style-name="T1"><text:tab/></text:span><text:span text:style-name="T1"><text:tab/></text:span><text:span text:style-name="T1">make directory</text:span><text:span text:style-name="T1"><text:tab/></text:span><text:span text:style-name="T1"><text:tab/></text:span><text:span text:style-name="T1"><text:tab/></text:span><text:span text:style-name="T1">mkdir </text:span><text:span text:style-name="T1">testdir</text:span></text:p>
              </text:list-item>
              <text:list-item>
                <text:p text:style-name="P4"><text:span text:style-name="T1">rmdir</text:span><text:span text:style-name="T1"><text:tab/></text:span><text:span text:style-name="T1"><text:tab/></text:span><text:span text:style-name="T1"><text:tab/></text:span><text:span text:style-name="T1"><text:tab/></text:span><text:span text:style-name="T1">remove directory</text:span><text:span text:style-name="T1"><text:tab/></text:span><text:span text:style-name="T1"><text:tab/></text:span><text:span text:style-name="T1"><text:tab/></text:span><text:span text:style-name="T1">rmdir </text:span><text:span text:style-name="T1">testdir</text:span></text:p>
              </text:list-item>
              <text:list-item>
                <text:p text:style-name="P4"><text:span text:style-name="T1">touch</text:span><text:span text:style-name="T1"><text:tab/></text:span><text:span text:style-name="T1"><text:tab/></text:span><text:span text:style-name="T1"><text:tab/></text:span><text:span text:style-name="T1"><text:tab/></text:span><text:span text:style-name="T1">create empty file</text:span><text:span text:style-name="T1"><text:tab/></text:span><text:span text:style-name="T1"><text:tab/></text:span><text:span text:style-name="T1"><text:tab/></text:span><text:span text:style-name="T1">touch </text:span><text:span text:style-name="T1">emptyfil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Helpful hints</text:p>
          </draw:text-box>
        </draw:frame>
        <draw:frame presentation:style-name="pr7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The root </text:span><text:span text:style-name="T2">directory is /</text:span></text:p>
              </text:list-item>
              <text:list-item>
                <text:p text:style-name="P5"><text:span text:style-name="T2">Your prompt </text:span><text:span text:style-name="T2">has useful </text:span><text:span text:style-name="T2">information</text:span></text:p>
              </text:list-item>
              <text:list-item>
                <text:p text:style-name="P5"><text:span text:style-name="T2">~ represents </text:span><text:span text:style-name="T2">your home </text:span><text:span text:style-name="T2">directory </text:span><text:span text:style-name="T2">(/home/pi)</text:span></text:p>
              </text:list-item>
              <text:list-item>
                <text:p text:style-name="P5"><text:span text:style-name="T2">Pressing tab</text:span></text:p>
                <text:list>
                  <text:list-item>
                    <text:p text:style-name="P5"><text:span text:style-name="T2">The first </text:span><text:span text:style-name="T2">press </text:span><text:span text:style-name="T2">attempts to </text:span><text:span text:style-name="T2">complete a </text:span><text:span text:style-name="T2">command</text:span></text:p>
                  </text:list-item>
                  <text:list-item>
                    <text:p text:style-name="P5"><text:span text:style-name="T2">A second </text:span><text:span text:style-name="T2">press </text:span><text:span text:style-name="T2">displays </text:span><text:span text:style-name="T2">possible </text:span><text:span text:style-name="T2">options</text:span></text:p>
                  </text:list-item>
                  <text:list-item>
                    <text:p text:style-name="P5"><text:span text:style-name="T2">Try the </text:span><text:span text:style-name="T2">following:</text:span></text:p>
                    <text:list>
                      <text:list-item>
                        <text:p text:style-name="P5"><text:span text:style-name="T2">cd D (tab) </text:span><text:span text:style-name="T2">(tab)</text:span></text:p>
                      </text:list-item>
                      <text:list-item>
                        <text:p text:style-name="P5"><text:span text:style-name="T2">cd Doc </text:span><text:span text:style-name="T2">(tab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ermiss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ertain actions require elevated permissions</text:p>
                <text:list>
                  <text:list-item>
                    <text:p>touch /etc/testfile</text:p>
                  </text:list-item>
                </text:list>
              </text:list-item>
              <text:list-item>
                <text:p>Some users can run commands as a ‘superuser’, using sudo</text:p>
                <text:list>
                  <text:list-item>
                    <text:p>sudo touch /etc/testfile</text:p>
                  </text:list-item>
                  <text:list-item>
                    <text:p>sudo rm /etc/testfile</text:p>
                  </text:list-item>
                </text:list>
              </text:list-item>
              <text:list-item>
                <text:p>Use sudo only when necessary, to limit accidental dam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list text:style-name="L2">
              <text:list-item>
                <text:p text:style-name="P6">Hunt some ghosts</text:p>
              </text:list-item>
            </text:list>
          </draw:text-box>
        </draw:frame>
        <draw:frame presentation:style-name="pr7" draw:layer="layout" svg:width="25.199cm" svg:height="13.791cm" svg:x="1.4cm" svg:y="3.302cm" presentation:class="outline" presentation:user-transformed="tru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cd ~</text:p>
                  </text:list-item>
                  <text:list-item>
                    <text:p>wget http://rpf.io/pacmanstart | bash &amp;&amp; clear</text:p>
                  </text:list-item>
                  <text:list-item>
                    <text:p>You system has 7 ghosts</text:p>
                    <text:list>
                      <text:list-item>
                        <text:p>Inky, Blinky, Pinky, Clyde, Spooky, Funky, and Sue</text:p>
                      </text:list-item>
                    </text:list>
                  </text:list-item>
                  <text:list-item>
                    <text:p>Find them and move them to ~/quarantine</text:p>
                  </text:list-item>
                  <text:list-item>
                    <text:p>Check your score</text:p>
                    <text:list>
                      <text:list-item>
                        <text:p>In a separate terminal<text:line-break/>cd ~/projects/20(tab)/resources/day1</text:p>
                        <text:p>python3 currentScore.p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cavenger hunt</text:p>
          </draw:text-box>
        </draw:frame>
        <draw:frame presentation:style-name="pr7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cd ~/projects/20(tab)/resources/day1/scavenger-hunt</text:span></text:p>
              </text:list-item>
              <text:list-item>
                <text:p text:style-name="P3"><text:span text:style-name="T1">python2 generate-clues.py (secret number)</text:span></text:p>
                <text:p text:style-name="P3"><text:span text:style-name="T3"/></text:p>
              </text:list-item>
              <text:list-item>
                <text:p text:style-name="P3"><text:span text:style-name="T3">To find the next clue</text:span></text:p>
                <text:list>
                  <text:list-item>
                    <text:p><text:span text:style-name="T3">Determine the value of the hint</text:span></text:p>
                  </text:list-item>
                  <text:list-item>
                    <text:p><text:span text:style-name="T3">Go to the `scavenger-hunt` directory</text:span></text:p>
                  </text:list-item>
                  <text:list-item>
                    <text:p><text:span text:style-name="T3">python2 next_clue.py [secret number] [next clue number] [hint]</text:span></text:p>
                    <text:list>
                      <text:list-item>
                        <text:p><text:span text:style-name="T3">python2 next_clue.py 42 3 5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8T09:30:25.505354317</meta:creation-date>
    <meta:editing-duration>PT32M12S</meta:editing-duration>
    <meta:editing-cycles>5</meta:editing-cycles>
    <meta:generator>LibreOffice/6.4.7.2$Linux_X86_64 LibreOffice_project/40$Build-2</meta:generator>
    <dc:title>Blue Curve</dc:title>
    <dc:date>2021-06-08T11:34:41.911720276</dc:date>
    <meta:document-statistic meta:object-count="80"/>
  </office:meta>
</office:document-meta>
</file>